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SL</text:p>
          </table:table-cell>
          <table:table-cell office:value-type="string" calcext:value-type="string">
            <text:p>Floor</text:p>
          </table:table-cell>
          <table:table-cell office:value-type="string" calcext:value-type="string">
            <text:p>Ceil</text:p>
          </table:table-cell>
          <table:table-cell table:number-columns-repeated="6"/>
          <table:table-cell office:value-type="string" calcext:value-type="string">
            <text:p>*AS EXPECTED BASED ON <text:a xlink:href="https://mpql.net/tools/dark-souls/" xlink:type="simple">https://mpql.net/tools/dark-souls/</text:a> TEST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EILING([.A2] - (10 + 0.1 * [.A2]))" office:value-type="float" office:value="34" calcext:value-type="float">
            <text:p>34</text:p>
          </table:table-cell>
          <table:table-cell table:formula="of:=FLOOR([.A2] + (10 + 0.1 * [.A2]))" office:value-type="float" office:value="62" calcext:value-type="float">
            <text:p>62</text:p>
          </table:table-cell>
          <table:table-cell table:number-columns-repeated="6"/>
          <table:table-cell office:value-type="string" calcext:value-type="string">
            <text:p>*NOT TESTED IN-GAME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EILING([.A3] - (10 + 0.1 * [.A3]))" office:value-type="float" office:value="35" calcext:value-type="float">
            <text:p>35</text:p>
          </table:table-cell>
          <table:table-cell table:formula="of:=FLOOR([.A3] + (10 + 0.1 * [.A3]))"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EILING([.A4] - (10 + 0.1 * [.A4]))" office:value-type="float" office:value="35" calcext:value-type="float">
            <text:p>35</text:p>
          </table:table-cell>
          <table:table-cell table:formula="of:=FLOOR([.A4] + (10 + 0.1 * [.A4]))"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EILING([.A5] - (10 + 0.1 * [.A5]))" office:value-type="float" office:value="36" calcext:value-type="float">
            <text:p>36</text:p>
          </table:table-cell>
          <table:table-cell table:formula="of:=FLOOR([.A5] + (10 + 0.1 * [.A5]))"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CEILING([.A6] - (10 + 0.1 * [.A6]))" office:value-type="float" office:value="436" calcext:value-type="float">
            <text:p>436</text:p>
          </table:table-cell>
          <table:table-cell table:formula="of:=FLOOR([.A6] + (10 + 0.1 * [.A6]))" office:value-type="float" office:value="554" calcext:value-type="float">
            <text:p>554</text:p>
          </table:table-cell>
          <table:table-cell table:number-columns-repeated="7"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CEILING([.A7] - (10 + 0.1 * [.A7]))" office:value-type="float" office:value="437" calcext:value-type="float">
            <text:p>437</text:p>
          </table:table-cell>
          <table:table-cell table:formula="of:=FLOOR([.A7] + (10 + 0.1 * [.A7]))" office:value-type="float" office:value="555" calcext:value-type="float">
            <text:p>555</text:p>
          </table:table-cell>
          <table:table-cell table:number-columns-repeated="7"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CEILING([.A8] - (10 + 0.1 * [.A8]))" office:value-type="float" office:value="438" calcext:value-type="float">
            <text:p>438</text:p>
          </table:table-cell>
          <table:table-cell table:formula="of:=FLOOR([.A8] + (10 + 0.1 * [.A8]))" office:value-type="float" office:value="556" calcext:value-type="float">
            <text:p>556</text:p>
          </table:table-cell>
          <table:table-cell table:number-columns-repeated="7"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CEILING([.A9] - (10 + 0.1 * [.A9]))" office:value-type="float" office:value="439" calcext:value-type="float">
            <text:p>439</text:p>
          </table:table-cell>
          <table:table-cell table:formula="of:=FLOOR([.A9] + (10 + 0.1 * [.A9]))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CEILING([.A10] - (10 + 0.1 * [.A10]))" office:value-type="float" office:value="440" calcext:value-type="float">
            <text:p>440</text:p>
          </table:table-cell>
          <table:table-cell table:formula="of:=FLOOR([.A10] + (10 + 0.1 * [.A10]))" office:value-type="float" office:value="558" calcext:value-type="float">
            <text:p>558</text:p>
          </table:table-cell>
          <table:table-cell table:number-columns-repeated="7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CEILING([.A11] - (10 + 0.1 * [.A11]))" office:value-type="float" office:value="440" calcext:value-type="float">
            <text:p>440</text:p>
          </table:table-cell>
          <table:table-cell table:formula="of:=FLOOR([.A11] + (10 + 0.1 * [.A11]))" office:value-type="float" office:value="560" calcext:value-type="float">
            <text:p>560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CEILING([.A12] - (10 + 0.1 * [.A12]))" office:value-type="float" office:value="441" calcext:value-type="float">
            <text:p>441</text:p>
          </table:table-cell>
          <table:table-cell table:formula="of:=FLOOR([.A12] + (10 + 0.1 * [.A12]))" office:value-type="float" office:value="561" calcext:value-type="float">
            <text:p>561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CEILING([.A13] - (10 + 0.1 * [.A13]))" office:value-type="float" office:value="442" calcext:value-type="float">
            <text:p>442</text:p>
          </table:table-cell>
          <table:table-cell table:formula="of:=FLOOR([.A13] + (10 + 0.1 * [.A13]))" office:value-type="float" office:value="562" calcext:value-type="float">
            <text:p>5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07:06:53.9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07:04:08.577000000</meta:creation-date>
    <dc:date>2016-05-01T07:07:36.405000000</dc:date>
    <meta:editing-duration>PT2M58S</meta:editing-duration>
    <meta:editing-cycles>3</meta:editing-cycles>
    <meta:generator>LibreOffice/5.0.4.2$Windows_x86 LibreOffice_project/2b9802c1994aa0b7dc6079e128979269cf95bc78</meta:generator>
    <meta:document-statistic meta:table-count="1" meta:cell-count="41" meta:object-count="0"/>
  </office:meta>
</office:document-meta>
</file>